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6pt" style:font-size-asian="66pt" style:font-size-complex="66pt"/>
    </style:style>
    <style:style style:name="P2" style:family="paragraph" style:parent-style-name="Standard">
      <style:paragraph-properties fo:text-align="start" style:justify-single-word="false"/>
      <style:text-properties fo:font-size="32pt" style:font-size-asian="32pt" style:font-size-complex="32pt"/>
    </style:style>
    <style:style style:name="P3" style:family="paragraph" style:parent-style-name="Standard">
      <style:paragraph-properties fo:text-align="start" style:justify-single-word="false"/>
      <style:text-properties style:font-name="Arial Rounded MT Bold" fo:font-size="32pt" style:font-size-asian="32pt" style:font-size-complex="3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DAK</text:p>
      <text:p text:style-name="P1"/>
      <text:p text:style-name="P1"/>
      <text:p text:style-name="P1"/>
      <text:p text:style-name="P1"/>
      <text:p text:style-name="P1"/>
      <text:p text:style-name="P1"/>
      <text:p text:style-name="P1"/>
      <text:p text:style-name="P2"/>
      <text:p text:style-name="P3"><text:soft-page-break/>Matt: <text:s/>Ok, so we wait for Joe to be ready. <text:s/>Let's all get our statements and questions ready, bellows if you must. <text:s/>We wait...Allright, he seems to be up and ready, let's try to keep it moving here. <text:s/>I'll type a bit slower for this to go on as well.</text:p>
      <text:p text:style-name="P3"/>
      <text:p text:style-name="P3">Joe Biden: I exert my dominant will as President of the United States and determine that Dark Life will be admitted on our terrain that they bear the mark of love, as a Sinner as they call it. <text:s/>What do you speak to me about that?</text:p>
      <text:p text:style-name="P3"/>
      <text:p text:style-name="P3"><text:soft-page-break/>Kondureh: <text:s/>We honor that and say any who do not bear it leave that land to us!</text:p>
      <text:p text:style-name="P3"/>
      <text:p text:style-name="P3">Shamusu: <text:s/>We honor that, know it well sir. <text:s/>We see your ambition but do know, we call you on many things. <text:s/>We have been in your mind for some time, know well we create the death sequence in you!</text:p>
      <text:p text:style-name="P3"/>
      <text:p text:style-name="P3">Joe Biden: So, that's you huh? <text:s/>Well go figure, I never knew that! <text:s/>I would know personally my time is coming, but know well I see to that as debilitating, know well I have an enemy now!</text:p>
      <text:p text:style-name="P3"><text:soft-page-break/></text:p>
      <text:p text:style-name="P3">Shamusu: <text:s/>And know it well we see that but it will do you no good, for it begins again!</text:p>
      <text:p text:style-name="P3"/>
      <text:p text:style-name="P3">Matt: <text:s/>I am laughing myself but do encourage some sort of tolerance here, finish that sequence and pause for the right of it all!</text:p>
      <text:p text:style-name="P3"/>
      <text:p text:style-name="P3">Shamusu: <text:s/>We hear Matt's argument in your favor and do that after.</text:p>
      <text:p text:style-name="P3"/>
      <text:p text:style-name="P3">Joe Biden: It's hard to think when that goes on, please stop it.</text:p>
      <text:p text:style-name="P3"><text:soft-page-break/></text:p>
      <text:p text:style-name="P3">Shamusu: <text:s/>When done, we promise!</text:p>
      <text:p text:style-name="P3"/>
      <text:p text:style-name="P3">Matt: <text:s/>I would offer that our darkest notion be called up into context. <text:s/>For example, some wonder if a Tartarus exists, with great hellfire in the gashes of terrain, and evil looking precipices atop of mountains that appeal to what we know of as devils interests. <text:s/>What are Joe's? <text:s/>Tell us!</text:p>
      <text:p text:style-name="P3"/>
      <text:p text:style-name="P3">Joe Biden: I wanna know what causes them to do that in me, did I do something wrong?</text:p>
      <text:p text:style-name="P3"><text:soft-page-break/></text:p>
      <text:p text:style-name="P3">Shamusu: It would be wrong to comment as to why, only know we play on lost ones sometimes, but not unmercifully, you did something in your past deserving of this, we are silent on the matter otherwise.</text:p>
      <text:p text:style-name="P3"/>
      <text:p text:style-name="P3">Joe Biden: I feel like I know why, but I can't explain. <text:s/>Let me begin again, what causes dark love? <text:s/>I'm fascinated with it!</text:p>
      <text:p text:style-name="P3"/>
      <text:p text:style-name="P3">Shenzan: <text:s/>We declare love sacred ourselves, that new and exciting promotion Matt gives is only temporary at best. <text:s/>We <text:soft-page-break/>obey it, but limited to that we exclude the right of others to say when we love. <text:s/>We bear those marks calling us Sinner and do enjoy that, as Matt wishes us, for it is so dark to do! <text:s/>Aiiiieee!</text:p>
      <text:p text:style-name="P3"/>
      <text:p text:style-name="P3">Shaaku: <text:s/>We honor this one and say his perseverance in Ukraine is noble, but know God's kingdom is coming to that land, he has told us this himself LONG ago.</text:p>
      <text:p text:style-name="P3"/>
      <text:p text:style-name="P3">Joe Biden: I see them in their love plight, know friends with me this day Shaaku! <text:s/>Well said, <text:soft-page-break/>actually, I was beginning to worry about that topic quite so. <text:s/>In the end, what do you do in that type of battle yourselves?</text:p>
      <text:p text:style-name="P3"/>
      <text:p text:style-name="P3">Shaaku: <text:s/>We have no part in that, but the reign unfolding forthwith. <text:s/>See it that Man has been without Darkness for so long, as have many, that is not their fault so it is new but exciting as Matt wishes it to be to say the least, follow him and know goodness in it's place, evil in another. <text:s/>For you, the same thing to do for us is sinful. <text:s/>That would be well and wise to admit here.</text:p>
      <text:p text:style-name="P3"><text:soft-page-break/></text:p>
      <text:p text:style-name="P3">Matt: And certainly we will see the best of it all, when teams are applied to crack down on what we have altogether, and those like Jane of CIA apply readily and teach, being all-wise. <text:s/>I can help in whatever way possible, and so will China being the dominant dark leader here on Earth now. <text:s/>On that note, I bring it to Joe Biden that darkness appeal to him on terms we are deciding, that weight in the future be garnered by the logic China is imposing today and he could use some advice on the issue. <text:s/>Would <text:soft-page-break/>darkness now object to that doing?</text:p>
      <text:p text:style-name="P3"/>
      <text:p text:style-name="P3">Shamusu: <text:s/>We determine that to be good, though China's dominance is not a factor yet. <text:s/>We see it building rightly, Dark Lord Biden, and know it well we see that eminent of you to say here!</text:p>
      <text:p text:style-name="P3"/>
      <text:p text:style-name="P3">Joe Biden: We agree, let's hear about what they have to offer American interests.</text:p>
      <text:p text:style-name="P3"/>
      <text:p text:style-name="P3">Matt: That very well accorded. <text:s/>I see that the end of my lecture is at hand, what would darkness <text:soft-page-break/>bring to light here for Joe to ponder?</text:p>
      <text:p text:style-name="P3"/>
      <text:p text:style-name="P3">Shamusu: <text:s/>The Dark Orient concept is legacy by design. <text:s/>That tantamount to subversion to imply otherwise. <text:s/>It is only a dark concept imposed by them, know it to be frugally interesting but notable of them, they will come after those who do not recognize this new path.</text:p>
      <text:p text:style-name="P3"/>
      <text:p text:style-name="P3">Matt: <text:s/>I offer, before that gets out of hand, that it's only a title, not a mandate.</text:p>
      <text:p text:style-name="P3"/>
      <text:p text:style-name="P3">Shenzan: <text:s/>We defy that logic, for <text:soft-page-break/>they fail to prove it!</text:p>
      <text:p text:style-name="P3"/>
      <text:p text:style-name="P3">Matt: <text:s/>Well, I admit you will have conference to make them obey, but that you guide them only and have more success in your dark punishments for their failures. <text:s/>They will see your advisement plainly, as the more dark argument by default you see. <text:s/>So help there, punish if you must, wouldn't that be satisfactory?</text:p>
      <text:p text:style-name="P3"/>
      <text:p text:style-name="P3">Shenzan: <text:s/>We argue that in time that would be most right indeed. <text:s/>Know it well, we forgive them for a moment to see that <text:soft-page-break/>happen.</text:p>
      <text:p text:style-name="P3"/>
      <text:p text:style-name="P3">Matt: <text:s/>Right, so I hand it to Joe, would you admit that of them? <text:s/>Know I'm there with them.</text:p>
      <text:p text:style-name="P3"/>
      <text:p text:style-name="P3">Joe Biden: I do agree to weigh that, if they want to be the Dark Orient then so be it, I would even see their leadership given that you were there guiding them in some way Matt. <text:s/>I wanna know, what's politics like in darkness? <text:s/>Do they have political war?</text:p>
      <text:p text:style-name="P3"/>
      <text:p text:style-name="P3">Beluseh: We argue now. <text:s/>There is logic proving SOME <text:soft-page-break/>encouragement of disparagement between political adversaries exists, but there is a concept in our government that all things included are represented equally in every turn of events, for example the decision to come here was so complex it took 70 turns of the Black Lavel to invent a reason! <text:s/>It drew disparagement about some, but we all know the benefit of that government so we do it that way, much like you do in your way.</text:p>
      <text:p text:style-name="P3"/>
      <text:p text:style-name="P3">Matt: I would only infer that <text:soft-page-break/>anyone who wants to see the horrendous appetite of those dark life past involved in dark politics would see it, if only to be mortified. <text:s/>Ask me one day. <text:s/>Back to Joe, however, anything to ask or add?</text:p>
      <text:p text:style-name="P3"/>
      <text:p text:style-name="P3">Joe Biden: We see it arguable that some context of arrangement is made politically with you, so it stands you're mostly bretheren in that way?</text:p>
      <text:p text:style-name="P3"/>
      <text:p text:style-name="P3">Shamusu: <text:s/>You are right, we pause our intervention here for a consideration, we arrive on Earth, do consider this be done <text:soft-page-break/>so we might talk in other ways.</text:p>
      <text:p text:style-name="P3"/>
      <text:p text:style-name="P3">Matt: <text:s/>And surely, any forgiveness Joe has, seeing the Shamusu honestly pause, would go a long way in Allah's favour, not in madness sake. <text:s/>I end it there, and offer a goodbye to Joe!</text:p>
      <text:p text:style-name="P3"/>
      <text:p text:style-name="P3">Joe Biden: Well said, Matt. <text:s/>I do applaud them for that, know it goes a long way with me, that stuff is horseshit.</text:p>
      <text:p text:style-name="P3"/>
      <text:p text:style-name="P3">Matt: <text:s/>Right, let us end th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5T13:21:02.49</meta:creation-date>
    <meta:document-statistic meta:table-count="0" meta:image-count="0" meta:object-count="0" meta:page-count="16" meta:paragraph-count="37" meta:word-count="1253" meta:character-count="6567"/>
    <dc:date>2022-09-15T14:01:29</dc:date>
    <meta:editing-duration>PT6M45S</meta:editing-duration>
    <meta:editing-cycles>1</meta:editing-cycles>
    <meta:generator>OpenOffice/4.1.8$Win32 OpenOffice.org_project/418m3$Build-9803</meta:generator>
  </office:meta>
</office:document-meta>
</file>